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1.9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3.1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3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.6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3.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2.45cm" fo:min-width="2cm"/>
    </style:style>
    <style:style style:name="gr11" style:family="graphic" style:parent-style-name="standard">
      <style:graphic-properties draw:fill="none" draw:textarea-vertical-align="middle" draw:auto-grow-height="false" fo:min-height="10.08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4cm" svg:height="1.4cm" svg:x="6.7cm" svg:y="8.8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cm" svg:height="1.4cm" svg:x="3.2cm" svg:y="13.2cm">
          <text:p text:style-name="P1"><text:span text:style-name="T1">Affichag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cm" svg:height="1.4cm" svg:x="9.3cm" svg:y="13.2cm">
          <text:p text:style-name="P1"><text:span text:style-name="T1">Evenement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7cm" svg:y1="10.2cm" svg:x2="5.1cm" svg:y2="13.2cm">
          <text:p/>
        </draw:line>
        <draw:line draw:style-name="gr4" draw:text-style-name="P1" draw:layer="layout" svg:x1="9.1cm" svg:y1="10.2cm" svg:x2="11.4cm" svg:y2="13.2cm">
          <text:p/>
        </draw:line>
        <draw:custom-shape draw:style-name="gr5" draw:text-style-name="P2" draw:layer="layout" svg:width="5.1cm" svg:height="1.4cm" svg:x="8.9cm" svg:y="18.6cm">
          <text:p text:style-name="P1"><text:span text:style-name="T1">moveMonst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5cm" svg:y1="14.6cm" svg:x2="11.5cm" svg:y2="18.7cm">
          <text:p/>
        </draw:line>
        <draw:custom-shape draw:style-name="gr1" draw:text-style-name="P2" draw:layer="layout" svg:width="2.4cm" svg:height="1.4cm" svg:x="14.1cm" svg:y="8.8cm">
          <text:p text:style-name="P1"><text:span text:style-name="T1">initJeu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1cm" svg:height="1.4cm" svg:x="15.6cm" svg:y="13.2cm">
          <text:p text:style-name="P1"><text:span text:style-name="T1">initNiveaux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1cm" svg:y1="9.6cm" svg:x2="14.1cm" svg:y2="9.6cm">
          <text:p/>
        </draw:line>
        <draw:line draw:style-name="gr4" draw:text-style-name="P1" draw:layer="layout" svg:x1="15.5cm" svg:y1="10.2cm" svg:x2="17.2cm" svg:y2="13.2cm">
          <text:p/>
        </draw:line>
        <draw:frame draw:style-name="gr7" draw:text-style-name="P3" draw:layer="layout" svg:width="0.853cm" svg:height="0.962cm" svg:x="11.1cm" svg:y="8.3cm">
          <draw:text-box>
            <text:p text:style-name="P3"><text:span text:style-name="T1">1</text:span></text:p>
          </draw:text-box>
        </draw:frame>
        <draw:frame draw:style-name="gr8" draw:text-style-name="P3" draw:layer="layout" svg:width="0.853cm" svg:height="0.962cm" svg:x="4.847cm" svg:y="10.5cm">
          <draw:text-box>
            <text:p text:style-name="P3"><text:span text:style-name="T1">2</text:span></text:p>
          </draw:text-box>
        </draw:frame>
        <draw:frame draw:style-name="gr8" draw:text-style-name="P3" draw:layer="layout" svg:width="0.853cm" svg:height="0.962cm" svg:x="10.347cm" svg:y="10.5cm">
          <draw:text-box>
            <text:p text:style-name="P3"><text:span text:style-name="T1">3</text:span></text:p>
          </draw:text-box>
        </draw:frame>
        <draw:frame draw:style-name="gr9" draw:text-style-name="P3" draw:layer="layout" svg:width="14.6cm" svg:height="1cm" svg:x="6.8cm" svg:y="16cm">
          <draw:text-box>
            <text:p text:style-name="P3"><text:span text:style-name="T1">Si utilisateur <text:s text:c="3"/>bouge monstre</text:span></text:p>
          </draw:text-box>
        </draw:frame>
        <draw:custom-shape draw:style-name="gr10" draw:text-style-name="P2" draw:layer="layout" svg:width="5cm" svg:height="5.4cm" svg:x="9cm" svg:y="22.2cm">
          <text:p text:style-name="P2"><text:span text:style-name="T1">Fin du </text:span></text:p>
          <text:p text:style-name="P2"><text:span text:style-name="T1">programm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draw:layer="layout" svg:width="5cm" svg:height="5.4cm" svg:x="5.1cm" svg:y="1.4cm">
          <text:p text:style-name="P2"><text:span text:style-name="T1">Début du </text:span></text:p>
          <text:p text:style-name="P2"><text:span text:style-name="T1">programm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7.6cm" svg:y1="6.8cm" svg:x2="7.6cm" svg:y2="8.8cm">
          <text:p/>
        </draw:line>
        <draw:line draw:style-name="gr4" draw:text-style-name="P1" draw:layer="layout" svg:x1="11.5cm" svg:y1="20cm" svg:x2="11.5cm" svg:y2="22.3cm">
          <text:p/>
        </draw:line>
        <draw:frame draw:style-name="gr9" draw:text-style-name="P3" draw:layer="layout" svg:width="8.4cm" svg:height="1cm" svg:x="9.1cm" svg:y="20.6cm">
          <draw:text-box>
            <text:p text:style-name="P3"><text:span text:style-name="T1">Si jeu <text:s text:c="2"/>terminé</text:span></text:p>
          </draw:text-box>
        </draw:frame>
        <draw:custom-shape draw:style-name="gr11" draw:text-style-name="P1" draw:layer="layout" svg:width="0.5cm" svg:height="10.9cm" svg:x="2.5cm" svg:y="8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3" draw:layer="layout" svg:width="2.619cm" svg:height="1.673cm" svg:x="-0.137cm" svg:y="13.527cm">
          <draw:text-box>
            <text:p text:style-name="P3"><text:span text:style-name="T1">Boucle</text:span></text:p>
            <text:p text:style-name="P3"><text:span text:style-name="T1">De je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rentin Pacaud-Boehm</meta:initial-creator>
    <meta:creation-date>2016-12-09T13:01:03.520173150</meta:creation-date>
    <dc:date>2016-12-09T13:48:44.805685730</dc:date>
    <dc:creator>Corentin Pacaud-Boehm</dc:creator>
    <meta:editing-duration>PT10M48S</meta:editing-duration>
    <meta:editing-cycles>1</meta:editing-cycles>
    <meta:document-statistic meta:object-count="22"/>
    <meta:generator>LibreOffice/4.3.3.2$Linux_X86_64 LibreOffice_project/430m0$Build-2</meta:generator>
  </office:meta>
</office:document-meta>
</file>